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line-through-style="none" style:text-line-through-type="none" fo:font-weight="normal" officeooo:rsid="0010d3a2" officeooo:paragraph-rsid="0008c91e" style:font-weight-asian="normal" style:font-weight-complex="normal"/>
    </style:style>
    <style:style style:name="P2" style:family="paragraph" style:parent-style-name="Standard">
      <style:text-properties style:text-line-through-style="none" style:text-line-through-type="none" fo:font-weight="normal" officeooo:rsid="00128fdd" officeooo:paragraph-rsid="0008c91e" style:font-weight-asian="normal" style:font-weight-complex="normal"/>
    </style:style>
    <style:style style:name="P3" style:family="paragraph" style:parent-style-name="Standard">
      <style:text-properties style:text-line-through-style="none" style:text-line-through-type="none" fo:font-weight="normal" officeooo:rsid="0016f5b8" officeooo:paragraph-rsid="0008c91e" style:font-weight-asian="normal" style:font-weight-complex="normal"/>
    </style:style>
    <style:style style:name="P4" style:family="paragraph" style:parent-style-name="Standard">
      <style:text-properties style:text-line-through-style="none" style:text-line-through-type="none" fo:font-weight="normal" officeooo:rsid="0018aa9f" officeooo:paragraph-rsid="0008c91e" style:font-weight-asian="normal" style:font-weight-complex="normal"/>
    </style:style>
    <style:style style:name="P5" style:family="paragraph" style:parent-style-name="Standard">
      <style:text-properties style:text-line-through-style="none" style:text-line-through-type="none" fo:font-weight="normal" officeooo:rsid="001a18ac" officeooo:paragraph-rsid="0008c91e" style:font-weight-asian="normal" style:font-weight-complex="normal"/>
    </style:style>
    <style:style style:name="P6" style:family="paragraph" style:parent-style-name="Standard">
      <style:text-properties style:text-line-through-style="none" style:text-line-through-type="none" fo:font-weight="normal" officeooo:rsid="0018d047" officeooo:paragraph-rsid="0008c91e" style:font-weight-asian="normal" style:font-weight-complex="normal"/>
    </style:style>
    <style:style style:name="P7" style:family="paragraph" style:parent-style-name="Standard">
      <style:text-properties style:text-line-through-style="none" style:text-line-through-type="none" fo:font-weight="normal" officeooo:rsid="001bd69f" officeooo:paragraph-rsid="0008c91e" style:font-weight-asian="normal" style:font-weight-complex="normal"/>
    </style:style>
    <style:style style:name="P8" style:family="paragraph" style:parent-style-name="Standard">
      <style:text-properties style:text-line-through-style="none" style:text-line-through-type="none" fo:font-weight="normal" officeooo:rsid="0009c378" officeooo:paragraph-rsid="0009c378" style:font-weight-asian="normal" style:font-weight-complex="normal"/>
    </style:style>
    <style:style style:name="P9" style:family="paragraph" style:parent-style-name="Standard">
      <style:text-properties style:text-line-through-style="none" style:text-line-through-type="none" fo:font-weight="normal" officeooo:rsid="000baaa5" officeooo:paragraph-rsid="000baaa5" style:font-weight-asian="normal" style:font-weight-complex="normal"/>
    </style:style>
    <style:style style:name="P10" style:family="paragraph" style:parent-style-name="Standard">
      <style:text-properties style:text-line-through-style="none" style:text-line-through-type="none" fo:font-weight="normal" officeooo:rsid="000e36ae" officeooo:paragraph-rsid="000e36ae" style:font-weight-asian="normal" style:font-weight-complex="normal"/>
    </style:style>
    <style:style style:name="P11" style:family="paragraph" style:parent-style-name="Standard">
      <style:text-properties style:text-line-through-style="none" style:text-line-through-type="none" officeooo:rsid="000b708d" officeooo:paragraph-rsid="0008c91e"/>
    </style:style>
    <style:style style:name="P12" style:family="paragraph" style:parent-style-name="Standard">
      <style:text-properties style:text-line-through-style="none" style:text-line-through-type="none" officeooo:rsid="000b708d" officeooo:paragraph-rsid="0009c378"/>
    </style:style>
    <style:style style:name="P13" style:family="paragraph" style:parent-style-name="Standard">
      <style:text-properties style:text-line-through-style="none" style:text-line-through-type="none" officeooo:rsid="000cf9b6" officeooo:paragraph-rsid="0008c91e"/>
    </style:style>
    <style:style style:name="P14" style:family="paragraph" style:parent-style-name="Standard">
      <style:text-properties style:text-line-through-style="none" style:text-line-through-type="none" fo:font-weight="bold" officeooo:rsid="000cf9b6" officeooo:paragraph-rsid="0008c91e" style:font-weight-asian="bold" style:font-weight-complex="bold"/>
    </style:style>
    <style:style style:name="P15" style:family="paragraph" style:parent-style-name="Standard">
      <style:text-properties style:text-line-through-style="none" style:text-line-through-type="none" fo:font-weight="bold" officeooo:rsid="000f1639" officeooo:paragraph-rsid="0008c91e" style:font-weight-asian="bold" style:font-weight-complex="bold"/>
    </style:style>
    <style:style style:name="P16" style:family="paragraph" style:parent-style-name="Standard">
      <style:text-properties style:text-line-through-style="none" style:text-line-through-type="none" fo:font-weight="bold" officeooo:rsid="0014fe88" officeooo:paragraph-rsid="0008c91e" style:font-weight-asian="bold" style:font-weight-complex="bold"/>
    </style:style>
    <style:style style:name="P17" style:family="paragraph" style:parent-style-name="Standard">
      <style:text-properties style:text-line-through-style="none" style:text-line-through-type="none" fo:font-weight="bold" officeooo:rsid="0016f5b8" officeooo:paragraph-rsid="0008c91e" style:font-weight-asian="bold" style:font-weight-complex="bold"/>
    </style:style>
    <style:style style:name="P18" style:family="paragraph" style:parent-style-name="Standard">
      <style:text-properties style:text-line-through-style="none" style:text-line-through-type="none" fo:font-weight="bold" officeooo:rsid="0018aa9f" officeooo:paragraph-rsid="0008c91e" style:font-weight-asian="bold" style:font-weight-complex="bold"/>
    </style:style>
    <style:style style:name="P19" style:family="paragraph" style:parent-style-name="Standard">
      <style:text-properties style:text-line-through-style="none" style:text-line-through-type="none" fo:font-weight="bold" officeooo:rsid="0009c378" officeooo:paragraph-rsid="0009c378" style:font-weight-asian="bold" style:font-weight-complex="bold"/>
    </style:style>
    <style:style style:name="P20" style:family="paragraph" style:parent-style-name="Standard">
      <style:text-properties style:text-line-through-style="none" style:text-line-through-type="none" officeooo:rsid="000d4eda" officeooo:paragraph-rsid="0008c91e"/>
    </style:style>
    <style:style style:name="P21" style:family="paragraph" style:parent-style-name="Standard">
      <style:text-properties style:text-line-through-style="none" style:text-line-through-type="none" officeooo:rsid="000e45f1" officeooo:paragraph-rsid="0008c91e"/>
    </style:style>
    <style:style style:name="P22" style:family="paragraph" style:parent-style-name="Standard">
      <style:text-properties style:text-line-through-style="none" style:text-line-through-type="none" officeooo:rsid="000f1639" officeooo:paragraph-rsid="0008c91e"/>
    </style:style>
    <style:style style:name="P23" style:family="paragraph" style:parent-style-name="Standard">
      <style:text-properties style:text-line-through-style="none" style:text-line-through-type="none" officeooo:rsid="000ea35c" officeooo:paragraph-rsid="0008c91e"/>
    </style:style>
    <style:style style:name="P24" style:family="paragraph" style:parent-style-name="Standard">
      <style:text-properties style:text-line-through-style="none" style:text-line-through-type="none" fo:font-style="normal" fo:font-weight="normal" officeooo:rsid="000f1639" officeooo:paragraph-rsid="0008c91e" style:font-style-asian="normal" style:font-weight-asian="normal" style:font-style-complex="normal" style:font-weight-complex="normal"/>
    </style:style>
    <style:style style:name="P25" style:family="paragraph" style:parent-style-name="Standard">
      <style:text-properties style:text-line-through-style="none" style:text-line-through-type="none" fo:font-style="normal" fo:font-weight="normal" officeooo:rsid="0010d3a2" officeooo:paragraph-rsid="0008c91e" style:font-style-asian="normal" style:font-weight-asian="normal" style:font-style-complex="normal" style:font-weight-complex="normal"/>
    </style:style>
    <style:style style:name="P26" style:family="paragraph" style:parent-style-name="Standard">
      <style:text-properties style:text-line-through-style="none" style:text-line-through-type="none" fo:font-style="normal" fo:font-weight="normal" officeooo:rsid="00128fdd" officeooo:paragraph-rsid="0008c91e" style:font-style-asian="normal" style:font-weight-asian="normal" style:font-style-complex="normal" style:font-weight-complex="normal"/>
    </style:style>
    <style:style style:name="P27" style:family="paragraph" style:parent-style-name="Standard">
      <style:text-properties style:text-line-through-style="none" style:text-line-through-type="none" fo:font-style="normal" fo:font-weight="normal" officeooo:rsid="0014fe88" officeooo:paragraph-rsid="0008c91e" style:font-style-asian="normal" style:font-weight-asian="normal" style:font-style-complex="normal" style:font-weight-complex="normal"/>
    </style:style>
    <style:style style:name="P28" style:family="paragraph" style:parent-style-name="Standard">
      <style:text-properties style:text-line-through-style="none" style:text-line-through-type="none" fo:font-style="normal" fo:font-weight="normal" officeooo:rsid="0016f5b8" officeooo:paragraph-rsid="0008c91e" style:font-style-asian="normal" style:font-weight-asian="normal" style:font-style-complex="normal" style:font-weight-complex="normal"/>
    </style:style>
    <style:style style:name="P29" style:family="paragraph" style:parent-style-name="Standard">
      <style:text-properties style:text-line-through-style="none" style:text-line-through-type="none" fo:font-style="normal" fo:font-weight="normal" officeooo:rsid="0018aa9f" officeooo:paragraph-rsid="0008c91e" style:font-style-asian="normal" style:font-weight-asian="normal" style:font-style-complex="normal" style:font-weight-complex="normal"/>
    </style:style>
    <style:style style:name="P30" style:family="paragraph" style:parent-style-name="Standard">
      <style:text-properties style:text-line-through-style="none" style:text-line-through-type="none" fo:font-style="normal" fo:font-weight="bold" officeooo:rsid="0010d3a2" officeooo:paragraph-rsid="0008c91e" style:font-style-asian="normal" style:font-weight-asian="bold" style:font-style-complex="normal" style:font-weight-complex="bold"/>
    </style:style>
    <style:style style:name="P31" style:family="paragraph" style:parent-style-name="Standard">
      <style:text-properties style:text-line-through-style="none" style:text-line-through-type="none" fo:font-style="normal" fo:font-weight="bold" officeooo:rsid="0016f5b8" officeooo:paragraph-rsid="0008c91e" style:font-style-asian="normal" style:font-weight-asian="bold" style:font-style-complex="normal" style:font-weight-complex="bold"/>
    </style:style>
    <style:style style:name="P32" style:family="paragraph" style:parent-style-name="Standard">
      <style:paragraph-properties fo:break-before="page"/>
      <style:text-properties style:text-line-through-style="none" style:text-line-through-type="none" fo:font-weight="bold" officeooo:rsid="0009c378" officeooo:paragraph-rsid="0009c378" style:font-weight-asian="bold" style:font-weight-complex="bold"/>
    </style:style>
    <style:style style:name="P33" style:family="paragraph" style:parent-style-name="Standard">
      <style:text-properties style:text-line-through-style="none" style:text-line-through-type="none" officeooo:rsid="000b708d" officeooo:paragraph-rsid="0008c91e"/>
    </style:style>
    <style:style style:name="P34" style:family="paragraph" style:parent-style-name="Standard">
      <style:text-properties style:text-line-through-style="none" style:text-line-through-type="none" officeooo:rsid="000e91a6" officeooo:paragraph-rsid="000e91a6"/>
    </style:style>
    <style:style style:name="P35" style:family="paragraph" style:parent-style-name="Standard">
      <style:text-properties style:text-line-through-style="none" style:text-line-through-type="none" fo:font-style="normal" fo:font-weight="normal" officeooo:rsid="0010d3a2" officeooo:paragraph-rsid="0008c91e" style:font-style-asian="normal" style:font-weight-asian="normal" style:font-style-complex="normal" style:font-weight-complex="normal"/>
    </style:style>
    <style:style style:name="P36" style:family="paragraph" style:parent-style-name="Standard">
      <style:text-properties style:text-line-through-style="none" style:text-line-through-type="none" fo:font-style="normal" fo:font-weight="normal" officeooo:rsid="0016f5b8" officeooo:paragraph-rsid="0011e12d" style:font-style-asian="normal" style:font-weight-asian="normal" style:font-style-complex="normal" style:font-weight-complex="normal"/>
    </style:style>
    <style:style style:name="P37" style:family="paragraph" style:parent-style-name="Standard">
      <style:text-properties style:text-line-through-style="none" style:text-line-through-type="none" fo:font-weight="bold" officeooo:rsid="000e91a6" officeooo:paragraph-rsid="000e91a6" style:font-weight-asian="bold" style:font-weight-complex="bold"/>
    </style:style>
    <style:style style:name="P38" style:family="paragraph" style:parent-style-name="Standard">
      <style:text-properties style:text-line-through-style="none" style:text-line-through-type="none" fo:font-weight="bold" officeooo:rsid="000f1639" officeooo:paragraph-rsid="0008c91e" style:font-weight-asian="bold" style:font-weight-complex="bold"/>
    </style:style>
    <style:style style:name="P39" style:family="paragraph" style:parent-style-name="Standard">
      <style:text-properties style:text-line-through-style="none" style:text-line-through-type="none" officeooo:rsid="000cf9b6" officeooo:paragraph-rsid="0008c91e"/>
    </style:style>
    <style:style style:name="P40" style:family="paragraph" style:parent-style-name="Standard">
      <style:text-properties style:text-line-through-style="none" style:text-line-through-type="none" officeooo:rsid="000fc249" officeooo:paragraph-rsid="000fc249"/>
    </style:style>
    <style:style style:name="P41" style:family="paragraph" style:parent-style-name="Standard">
      <style:text-properties style:text-line-through-style="none" style:text-line-through-type="none" officeooo:rsid="000e45f1" officeooo:paragraph-rsid="0008c91e"/>
    </style:style>
    <style:style style:name="P42" style:family="paragraph" style:parent-style-name="Standard">
      <style:text-properties style:text-line-through-style="none" style:text-line-through-type="none" fo:font-weight="normal" officeooo:rsid="0010e8b4" officeooo:paragraph-rsid="0010e8b4" style:font-weight-asian="normal" style:font-weight-complex="normal"/>
    </style:style>
    <style:style style:name="P43" style:family="paragraph" style:parent-style-name="Standard">
      <style:text-properties style:text-line-through-style="none" style:text-line-through-type="none" fo:font-weight="normal" officeooo:rsid="0011e12d" officeooo:paragraph-rsid="0011e12d" style:font-weight-asian="normal" style:font-weight-complex="normal"/>
    </style:style>
    <style:style style:name="T1" style:family="text">
      <style:text-properties fo:font-style="normal" style:font-style-asian="normal" style:font-style-complex="normal"/>
    </style:style>
    <style:style style:name="T2" style:family="text">
      <style:text-properties fo:font-style="normal" officeooo:rsid="001a18ac" style:font-style-asian="normal" style:font-style-complex="normal"/>
    </style:style>
    <style:style style:name="T3" style:family="text">
      <style:text-properties fo:font-style="normal" officeooo:rsid="001db43c" style:font-style-asian="normal" style:font-style-complex="normal"/>
    </style:style>
    <style:style style:name="T4" style:family="text">
      <style:text-properties fo:font-style="normal" officeooo:rsid="000c7817" style:font-style-asian="normal" style:font-style-complex="normal"/>
    </style:style>
    <style:style style:name="T5" style:family="text">
      <style:text-properties fo:font-style="normal" officeooo:rsid="000ea35c" style:font-style-asian="normal" style:font-style-complex="normal"/>
    </style:style>
    <style:style style:name="T6" style:family="text">
      <style:text-properties fo:font-style="normal" officeooo:rsid="000f1639" style:font-style-asian="normal" style:font-style-complex="normal"/>
    </style:style>
    <style:style style:name="T7" style:family="text">
      <style:text-properties fo:font-style="normal" officeooo:rsid="0010d3a2" style:font-style-asian="normal" style:font-style-complex="normal"/>
    </style:style>
    <style:style style:name="T8" style:family="text">
      <style:text-properties fo:font-style="normal" officeooo:rsid="00128fdd" style:font-style-asian="normal" style:font-style-complex="normal"/>
    </style:style>
    <style:style style:name="T9" style:family="text">
      <style:text-properties fo:font-style="normal" officeooo:rsid="0012ee95" style:font-style-asian="normal" style:font-style-complex="normal"/>
    </style:style>
    <style:style style:name="T10" style:family="text">
      <style:text-properties fo:font-style="normal" officeooo:rsid="0018aa9f" style:font-style-asian="normal" style:font-style-complex="normal"/>
    </style:style>
    <style:style style:name="T11" style:family="text">
      <style:text-properties fo:font-style="normal" officeooo:rsid="000e91a6" style:font-style-asian="normal" style:font-style-complex="normal"/>
    </style:style>
    <style:style style:name="T12" style:family="text">
      <style:text-properties fo:font-style="normal" officeooo:rsid="0010e8b4" style:font-style-asian="normal" style:font-style-complex="normal"/>
    </style:style>
    <style:style style:name="T13" style:family="text">
      <style:text-properties fo:font-style="normal" officeooo:rsid="00117bdb" style:font-style-asian="normal" style:font-style-complex="normal"/>
    </style:style>
    <style:style style:name="T14" style:family="text">
      <style:text-properties fo:font-style="normal" officeooo:rsid="0011e12d" style:font-style-asian="normal" style:font-style-complex="normal"/>
    </style:style>
    <style:style style:name="T15" style:family="text">
      <style:text-properties fo:font-style="normal" style:text-underline-style="none" officeooo:rsid="000c7817" style:font-style-asian="normal" style:font-style-complex="normal"/>
    </style:style>
    <style:style style:name="T16" style:family="text">
      <style:text-properties fo:font-style="normal" style:text-underline-style="none" officeooo:rsid="000cf9b6" style:font-style-asian="normal" style:font-style-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bold" officeooo:rsid="000ea35c" style:font-style-asian="normal" style:font-weight-asian="bold" style:font-style-complex="normal" style:font-weight-complex="bold"/>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10d3a2" style:font-style-asian="normal" style:font-weight-asian="normal" style:font-style-complex="normal" style:font-weight-complex="normal"/>
    </style:style>
    <style:style style:name="T21" style:family="text">
      <style:text-properties fo:font-style="normal" fo:font-weight="normal" officeooo:rsid="000e91a6" style:font-style-asian="normal" style:font-weight-asian="normal" style:font-style-complex="normal" style:font-weight-complex="normal"/>
    </style:style>
    <style:style style:name="T22" style:family="text">
      <style:text-properties fo:font-weight="bold" style:font-weight-asian="bold" style:font-weight-complex="bold"/>
    </style:style>
    <style:style style:name="T23" style:family="text">
      <style:text-properties fo:font-style="italic" style:font-style-asian="italic" style:font-style-complex="italic"/>
    </style:style>
    <style:style style:name="T24" style:family="text">
      <style:text-properties fo:font-style="italic" officeooo:rsid="0018aa9f" style:font-style-asian="italic" style:font-style-complex="italic"/>
    </style:style>
    <style:style style:name="T25" style:family="text">
      <style:text-properties fo:font-style="italic" style:text-underline-style="none" officeooo:rsid="000c7817" style:font-style-asian="italic" style:font-style-complex="italic"/>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officeooo:rsid="000e45f1"/>
    </style:style>
    <style:style style:name="T28" style:family="text">
      <style:text-properties officeooo:rsid="0018d047"/>
    </style:style>
    <style:style style:name="T29" style:family="text">
      <style:text-properties officeooo:rsid="001893f4"/>
    </style:style>
    <style:style style:name="T30" style:family="text">
      <style:text-properties officeooo:rsid="0009a537"/>
    </style:style>
    <style:style style:name="T31" style:family="text">
      <style:text-properties officeooo:rsid="0009c378"/>
    </style:style>
    <style:style style:name="T32" style:family="text">
      <style:text-properties officeooo:rsid="000e91a6"/>
    </style:style>
    <style:style style:name="T33" style:family="text">
      <style:text-properties style:text-position="super 58%"/>
    </style:style>
    <style:style style:name="T34" style:family="text">
      <style:text-properties style:text-position="0% 100%"/>
    </style:style>
    <style:style style:name="T35" style:family="text">
      <style:text-properties officeooo:rsid="000fc249"/>
    </style:style>
    <style:style style:name="T36" style:family="text">
      <style:text-properties officeooo:rsid="0010e8b4"/>
    </style:style>
    <style:style style:name="T37" style:family="text">
      <style:text-properties officeooo:rsid="00117bdb"/>
    </style:style>
    <style:style style:name="T38" style:family="text">
      <style:text-properties officeooo:rsid="0011e12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Overall</text:p>
      <text:p text:style-name="P12">Quest up to first climax (with Malekev) – really strong and fun. Not terribly serious or overly focused... Learning about the background/story. <text:span text:style-name="T36">Rather straight forward. The second section is good but needs a lot of work as far as logical progression goes. The “villain” characters (other than the Dark Lord –DL) need more fleshing out. The Big story is, honestly, really really great. </text:span></text:p>
      <text:p text:style-name="P34"/>
      <text:p text:style-name="P37">In summary--</text:p>
      <text:p text:style-name="P34">What I liked!</text:p>
      <text:p text:style-name="P34">-The lore, the flow, the people, the different cities—it's really fun and intriguing.</text:p>
      <text:p text:style-name="P34">-The Bro. It's pretty bal<text:span text:style-name="T36">l</text:span>sy to have a large section of the game dictated by a self-proclaimed bro, and I think it will work.</text:p>
      <text:p text:style-name="P11">-<text:span text:style-name="T32">The Rolan/Lulu dynamic. It needs a little more detail, but it's got a really good set up. </text:span></text:p>
      <text:p text:style-name="P11"/>
      <text:p text:style-name="P34">To work on!</text:p>
      <text:p text:style-name="P34">-the villains need to be better differentiated as characters</text:p>
      <text:p text:style-name="P34">-less “villain popping up just at the exact moment!” (need to do a lot of logical reasoning and planning)</text:p>
      <text:p text:style-name="P34">-the flow between the 4 Trials and the following quest / general 2<text:span text:style-name="T33">nd</text:span> half flow</text:p>
      <text:p text:style-name="P34"/>
      <text:p text:style-name="P34"/>
      <text:p text:style-name="P37">More specifically--</text:p>
      <text:p text:style-name="P11"/>
      <text:p text:style-name="P37">Questions and Notes!</text:p>
      <text:p text:style-name="P11">**Need to better address <text:span text:style-name="T22">Aksel</text:span>. His story is not strong enough to merit his<text:span text:style-name="T32"> </text:span>return <text:span text:style-name="T32">and the battle at the gate</text:span>. He needs to be more interesting, and maybe be talked about in other parts of the quest (to explain his popping back up). Hints that he has a dark side are necessary, and also <text:span text:style-name="T23">why </text:span><text:span text:style-name="T1">he has a darkside.</text:span><text:span text:style-name="T4"> What is Aksel's </text:span><text:span text:style-name="T25">actual</text:span><text:span text:style-name="T15"> reason for wanting to kill Rolan </text:span><text:span text:style-name="T16">in this chapter?</text:span><text:span text:style-name="T15"> </text:span></text:p>
      <text:p text:style-name="P13">What <text:span text:style-name="T36">are</text:span> his goal<text:span text:style-name="T32">s, needs</text:span>? Why is he different from the other villains (Malekev and DL) and why does that make him important <text:span text:style-name="T32">right in this moment?</text:span></text:p>
      <text:p text:style-name="P34">[These are <text:span text:style-name="T35">just rhetorical questions to ponder</text:span>]</text:p>
      <text:p text:style-name="P13"/>
      <text:p text:style-name="P14">**Need to show how the three villains are so different, and why they can't work together <text:span text:style-name="T35">on a fundamental, personal level</text:span></text:p>
      <text:p text:style-name="P13"/>
      <text:p text:style-name="P20">The pre- and post-betrayal sections are very different in terms of tone. It is really good that we have a wide array of emotion, but it doesn't feel 100% connected. Perhaps the pre- section needs a little more darkness to prelude the later chapters <text:span text:style-name="T35">(this could be as simple as the mood between Rolan and Lulu in a few scenes. I do want to see Rolan get ruffled.)</text:span></text:p>
      <text:p text:style-name="P40"/>
      <text:p text:style-name="P20">The <text:span text:style-name="T22">different</text:span> <text:span text:style-name="T22">states</text:span> are GREAT! They need to play more of a diverse role in the later chapters. On introduction, they are all important in their own way. That needs to be maintained.</text:p>
      <text:p text:style-name="P20"/>
      <text:p text:style-name="P20">How is this allegiance <text:span text:style-name="T30">(against the west) </text:span>formed? We need some indication of how this is possible since the continent is so disjointed. <text:span text:style-name="T27">What is the goal/plan for if they succeed? A littl more detail.</text:span></text:p>
      <text:p text:style-name="P20"/>
      <text:p text:style-name="P21"><text:span text:style-name="T30">First c</text:span>limax with Lulu<text:span text:style-name="T35">'s betrayal</text:span> is great. <text:span text:style-name="T36">A lot of tension and it feels very organic.</text:span></text:p>
      <text:p text:style-name="P21"/>
      <text:p text:style-name="P21">**<text:span text:style-name="T22">Malekev</text:span>: How is he controlling the town? I understand he manipulates the judges in charge, but how <text:span text:style-name="T35">does</text:span> relationship <text:span text:style-name="T35">work</text:span>? Are these “puppets” aware of whats going on? Is this a physical or mental puppet? What is his <text:span text:style-name="T35">real tangible</text:span> end-goal? He went crazy and tried to break open the monolith, but <text:soft-page-break/>why? The drive for power? Curiosity? What drives him crazy—is it the physical powers of the monolith or his own obsession? What happened that left him so obsessed? Also, why does his “rule” have to be a secret? </text:p>
      <text:p text:style-name="P21"/>
      <text:p text:style-name="P21">Rolan/Lulu flounder around a bit in this moment of military climax. They aren't so important. D<text:span text:style-name="T36">L</text:span> finishes Malekev. The scene needs to be set up in a way that <text:span text:style-name="T36">better </text:span>prepares for <text:span text:style-name="T23">that</text:span><text:span text:style-name="T1"> stand-off, rather than </text:span><text:span text:style-name="T12">just</text:span><text:span text:style-name="T1"> Rolan vs. Malekev. There is a lot of “random bad guys showing up when we didn't know they were </text:span><text:span text:style-name="T5">even</text:span><text:span text:style-name="T1"> involved.” </text:span><text:span text:style-name="T5">I am very apprehensive about this particular scene. It's just too random that DL comes in and stops in at the opportune moment. Where is he when the battle starts, anyway??</text:span></text:p>
      <text:p text:style-name="P21"/>
      <text:p text:style-name="P22"><text:span text:style-name="T1">Clarify that Mal wants the two “gods” to remain locked up so he can continue having fun, while the DL wants them free. So.....what exactly is Mal enjoying? He has power, </text:span><text:span text:style-name="T17">but what is his next step?</text:span></text:p>
      <text:p text:style-name="P21"/>
      <text:p text:style-name="P23"><text:span text:style-name="T1">Perhaps we can work with DL'S need for the NC </text:span><text:span text:style-name="T6">to explain his momentary absence. </text:span><text:span text:style-name="T12">Perhaps he was hoping to</text:span><text:span text:style-name="T6"> avoid revealing himself until he is forced to? This would mean he is a little disappointed in Lulu when he finally shows up.</text:span></text:p>
      <text:p text:style-name="P21"/>
      <text:p text:style-name="P23"><text:span text:style-name="T36">Mal's</text:span> death will be great fun. <text:span text:style-name="T36">W</text:span>hy does he get all typical bad guy evil laugh-y? He needs to be more real and actually care about losing. Th<text:span text:style-name="T36">is</text:span> game doesn't have a lot of tropey moments—let's avoid this one. <text:span text:style-name="T36">He doesn't die in Rolan's hands, but in the DL's. I think his focus would be there. This could also help really vilify the DL. We want to see the blood on his hands.</text:span></text:p>
      <text:p text:style-name="P23"/>
      <text:p text:style-name="P21"><text:span text:style-name="T1"><text:s/><text:tab/></text:span><text:span text:style-name="T18">TLDR</text:span><text:span text:style-name="T5">: WHY MALAKEV/</text:span><text:span text:style-name="T12">AKSEL?</text:span><text:span text:style-name="T5"> WHY DO WE CARE? WHY NOW?</text:span></text:p>
      <text:p text:style-name="P21"/>
      <text:p text:style-name="P21"/>
      <text:p text:style-name="P21"/>
      <text:p text:style-name="P22"><text:span text:style-name="T5">H</text:span><text:span text:style-name="T1">ow did the DL “set up/frame” the west? I don't picture his minions planting name cards on dead bodies. Spreading rumors? Using “western” tactics/targets?</text:span></text:p>
      <text:p text:style-name="P22"/>
      <text:p text:style-name="P22"><text:span text:style-name="T1">Why </text:span><text:span text:style-name="T12">exactly </text:span><text:span text:style-name="T1">does DL want the west/Mal gone? (I presume) so mal can't mess with his plans? <text:s/>So, why does he choose </text:span><text:span text:style-name="T23">this</text:span><text:span text:style-name="T1"> moment to attack? </text:span></text:p>
      <text:p text:style-name="P22"/>
      <text:p text:style-name="P15"><text:span text:style-name="T1">POST-betrayal </text:span><text:span text:style-name="T7">flow issues</text:span></text:p>
      <text:p text:style-name="P24">The flow of the post-betrayal is a little of kilter. It is largely comprised of 1) The 4 Trials, 2) The Bro-quest 3) The climactic final dungeon/battle</text:p>
      <text:p text:style-name="P15"/>
      <text:p text:style-name="P24">Each section stands alone very well, but together the flow is awkward. A couple options</text:p>
      <text:p text:style-name="P15"/>
      <text:p text:style-name="P24">1) Spread the 4-trials around. The tone goes from <text:span text:style-name="T31">(trials)</text:span> – very serious <text:span text:style-name="T31">(Brosef)</text:span> – very funny <text:span text:style-name="T31">(Final Battles)</text:span> – climax. If the trials could be spread appropriately, the stories of could be mixed to a good level of ups and downs. </text:p>
      <text:p text:style-name="P19">or</text:p>
      <text:p text:style-name="P15"><text:span text:style-name="T19">2) another section needs to be added to bridge the “Bro” to “Lulu's Return.” This is preferable, so we can best set up the final dynamics. Maybe Lulu, in disguise/through a conduit, has some mini-quests for Rolan. This would get the emotions involved, and re-intertwine the story more subtly. </text:span><text:span text:style-name="T20">We are going to be inciting rebellion later; maybe weave that into the story before Lulu arrives.</text:span></text:p>
      <text:p text:style-name="P15"/>
      <text:p text:style-name="P42">I like number 2. I'm sure there are also other options I haven't thought of.</text:p>
      <text:p text:style-name="P42"/>
      <text:p text:style-name="P25"><text:soft-page-break/>Why would the rebels give Rolan the quest? Are they forming bonds for the future battle? </text:p>
      <text:p text:style-name="P15"/>
      <text:p text:style-name="P30">The Brotherhood / Bro Mash up</text:p>
      <text:p text:style-name="P1"><text:span text:style-name="T1">The Brotherhood quest gets a little hijacked into the Bro Story. This is </text:span><text:span text:style-name="T23">not bad, </text:span><text:span text:style-name="T1">but needs more thought. Beerstadt canNOT upstage the actual plot this late in the game. This means the surrounding characters and story need to be brought up to speed. <text:s/></text:span></text:p>
      <text:p text:style-name="P1"/>
      <text:p text:style-name="P25">Beerstadt needs an interesting story and reason to get him to fight alongside Rolan against his peers. <text:span text:style-name="T37">It's too late in the game for stuff to be happening without good reason.</text:span></text:p>
      <text:p text:style-name="P25"/>
      <text:p text:style-name="P25"/>
      <text:p text:style-name="P25">Why does <text:span text:style-name="T22">Lulu</text:span> leave / not return when the generals are defeated? Does she see it happening? Where is the DL at this point? <text:span text:style-name="T22">Has he learned that the NC is fake?</text:span> <text:span text:style-name="T37">I had about 10 more questions here, but they all revolve around when/how the DL learns the crystal is fake.</text:span></text:p>
      <text:p text:style-name="P1"/>
      <text:p text:style-name="P30">Monolith Issues</text:p>
      <text:p text:style-name="P1"><text:span text:style-name="T1">The fact that Rolan's mother is suddenly present is very very jarring. We could ignore </text:span><text:span text:style-name="T11">the drama</text:span><text:span text:style-name="T1"> (in true cheesy snes game fashion), but it would be better to address it. </text:span><text:span text:style-name="T11">Perhaps I missed something, but, if not, here are my thoughts.</text:span><text:span text:style-name="T1"> </text:span><text:span text:style-name="T8">He w</text:span><text:span text:style-name="T11">ould</text:span><text:span text:style-name="T8"> either be</text:span></text:p>
      <text:p text:style-name="P26">1) angry to see her. Holds negative feelings against her. Maybe she disappeared (before/during/after the fire). <text:span text:style-name="T32">We don't really see Rolan angry so that could be interesting.</text:span></text:p>
      <text:p text:style-name="P2"><text:span text:style-name="T1">2) Crazy overjoyed. He has a whole new level of drive—except she arrives at his low point, so that would be counterproductive. Unless she revealed herself later, </text:span><text:span text:style-name="T13">after they interacted for a while</text:span><text:span text:style-name="T1">. Rolan certainly wouldn't immediately recognize her, so this is possible. She could play “motherly” and then reveal herself. This would be pretty melodramatic though </text:span><text:span text:style-name="T9">if not done properly.</text:span></text:p>
      <text:p text:style-name="P2"/>
      <text:p text:style-name="P16"><text:span text:style-name="T9">M</text:span><text:span text:style-name="T1">AJOR QUESTION</text:span></text:p>
      <text:p text:style-name="P27">why the “reliving of the past” upon entering the monolith? Is this a physical or mental effect? This moment provides a lot of issues for me. Why is it only for Rolan? Does everyone have to face their inner demons? Then how did Aksel, etc. get through? </text:p>
      <text:p text:style-name="P16"><text:span text:style-name="T19"><text:tab/>It would make more sense to have this be part of the 4 Trials. The “self-reflection” is usually the key to secret weapon, so that would make the most sense in my opinion. As it stands, there are actually 3 major climaxes in the post- world that revolve entirely around his self-discovery. 1) the four trials 2) the town memories 3) self-sacrifice. </text:span><text:span text:style-name="T21">T</text:span><text:span text:style-name="T19">here is not enough </text:span><text:span text:style-name="T26">active </text:span><text:span text:style-name="T19">drama and action to merit so much emotional mulling. </text:span><text:span text:style-name="T21">My first thought is to</text:span><text:span text:style-name="T19"> synthesize the two, or make the “memories” more active / a larger story that merits being it's own quest.</text:span></text:p>
      <text:p text:style-name="P16"/>
      <text:p text:style-name="P31">AKSEL'S RETURN</text:p>
      <text:p text:style-name="P36"><text:tab/>Firstly, I like Aksel's return. It's a little unorthodox, but it could work really well. <text:span text:style-name="T38">This story doesn't have so many major characters, but the characters we have pop up repeatedly. It would be fun to play with their personalities and show how they each change over time in respect to the central themes of growth and sacrifice. I'm not sure how plausible that is, or if it would end up feeling forces, but it's just a thought.</text:span></text:p>
      <text:p text:style-name="P36"><text:tab/>The major key is making him a better character. We have FOUR major bad guys, and Aksel needs the most work.Why is he so evil? How does he relate to the DL and the Outsider? Is he a threat to these other forces? Does he care about them? </text:p>
      <text:p text:style-name="P28"><text:tab/>The Aksel/Emil story could also work well with some <text:span text:style-name="T38">more thought and planning</text:span>. They suffer from Eagle entrance <text:span text:style-name="T32">syndrome</text:span> (See Tolkien). There are too many of these in the story. Aksel and/or Emil need to be present for a longer period of time before drama starts. It would be cool to have Emil <text:soft-page-break/>show up earlier, either with a cover story or telling part of the true story. There needs to be rumors about Aksel's army. He could also be rushing to the monolith. It could be a race pressing Rolan onward even faster, <text:span text:style-name="T32">driving up the drama.</text:span></text:p>
      <text:p text:style-name="P17"/>
      <text:p text:style-name="P17">LULU &amp; ROLAN <text:span text:style-name="T28">BATTLE</text:span></text:p>
      <text:p text:style-name="P3"><text:tab/>The climax here is really great. It's different, and doesn't pull punches. It doesn't back down from the whole “sacrifice” story. </text:p>
      <text:p text:style-name="P3"><text:tab/>W<text:span text:style-name="T29">as using the scrolls part of Lulu's plan? Yes and no both make sense. It's just a matter of dramatic choice. We need to hear/see why Rolan is so much more powerful. Lulu is the only person between Rolan and the final boss. What makes her so special/powerful, and Rolan </text:span><text:span text:style-name="T24">more</text:span><text:span text:style-name="T10"> powerful? His weapon? His magic? Is she disadvantaged because she doesn't want to kill him? </text:span></text:p>
      <text:p text:style-name="P3"/>
      <text:p text:style-name="P18"><text:span text:style-name="T1">Thoughts and Notes </text:span><text:span text:style-name="T2">from all over the place</text:span></text:p>
      <text:p text:style-name="P29">The “having the same life force” idea that allows Lulu the opportunity to kill the Outsider is cool, but needs to be foreshadowed or well explained.</text:p>
      <text:p text:style-name="P4"/>
      <text:p text:style-name="P43"><text:span text:style-name="T1">It might be my age, but I am </text:span><text:span text:style-name="T23">really REALLY</text:span><text:span text:style-name="T1"> unable to read the name Lucius and Dark Lord together and not think about Harry Potter.</text:span></text:p>
      <text:p text:style-name="P4"/>
      <text:p text:style-name="P5">I want to see Lulu and her dad fight, at least for a little while. He's the symbol of her pain and weaknesses. He's not just a physical enemy but a mental one—he's THE mental enemy, in a sense. Currently this is the final battle set-up</text:p>
      <text:p text:style-name="P5"/>
      <text:p text:style-name="P5">Rolan v. Chimera (warm-up, doesn't really matter)</text:p>
      <text:p text:style-name="P5">Rolan v. Lulu (ends dramatically rather than a real victory)</text:p>
      <text:p text:style-name="P5">Lulu v. Outsider</text:p>
      <text:p text:style-name="P5"/>
      <text:p text:style-name="P5">Lulu's father just fades away. A mini-battle, or a chase of some kind, I think is really necessary; otherwise, that storyline <text:span text:style-name="T32">doesn't get its big “bang</text:span>.”</text:p>
      <text:p text:style-name="P4"/>
      <text:p text:style-name="P6"><text:span text:style-name="T1">I have a little bit of concern with the final battle. We haven't played as Lulu in a long time. Usually the final battle is the big place to show off all the amazing equipment and spells you've acquired. Battling 1 on 1 with a character we haven't played in a very very long time seems a little sucky. There has to be a way to up her final stats/weapons before this point. </text:span><text:span text:style-name="T2">Maybe </text:span><text:span text:style-name="T11">this </text:span><text:span text:style-name="T2">could </text:span><text:span text:style-name="T11">be </text:span><text:span text:style-name="T2">tie</text:span><text:span text:style-name="T11">d</text:span><text:span text:style-name="T2"> in when Lulu's reintroduction is beefed up (with the 5 generals quest). </text:span></text:p>
      <text:p text:style-name="P6"/>
      <text:p text:style-name="P7"><text:span text:style-name="T2">O</text:span><text:span text:style-name="T1">bviously, have to find a good cathartic ending. Having a dead hero makes it a little messier. </text:span><text:span text:style-name="T3">Where does Lulu go when this is finished? What does she do? Does she pick up a normal life, devote herself to something?</text:span></text:p>
      <text:p text:style-name="P7"/>
      <text:p text:style-name="P8"><text:span text:style-name="T3">N</text:span><text:span text:style-name="T1">eutral Crystal might need a new name. I like the thought behind it (that it is neither good nor bad, it's how you use it, right?), but it doesn't roll off the tongue </text:span><text:span text:style-name="T14">so well.</text:span></text:p>
      <text:p text:style-name="P8"/>
      <text:p text:style-name="P9">I actually love the name “The Outsider.” It's badass, and gets away from the good vs. evil trope. Having another name (True Leader, I believe) kind of undermines his coolness. <text:span text:style-name="T32">I imagine only the DL would use this name (since it's not really a good description of The Outsider; it's what the DL wants him to be).</text:span> Plus, there is a lot of coming and going with “villainous” characters, so <text:span text:style-name="T38">I am apprehensive about adding more names. It could work; I'm just not sure at this point.</text:span></text:p>
      <text:p text:style-name="P9"/>
      <text:p text:style-name="P10"><text:soft-page-break/>The bait-and-switch with the DL and The Outsider is a really neat twist. We just have to be extra cautious to make it feasible/have a lot of back story and lore to make it come off in the right w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5T13:10:44.699000000</meta:creation-date>
    <dc:date>2015-03-25T21:02:32.071000000</dc:date>
    <meta:editing-duration>PT38M51S</meta:editing-duration>
    <meta:editing-cycles>9</meta:editing-cycles>
    <meta:generator>LibreOffice/4.2.7.2$Windows_x86 LibreOffice_project/933c0aa564ec4f8883ed5732c866db48dca4dac5</meta:generator>
    <meta:document-statistic meta:table-count="0" meta:image-count="0" meta:object-count="0" meta:page-count="5" meta:paragraph-count="68" meta:word-count="2210" meta:character-count="12199" meta:non-whitespace-character-count="10035"/>
  </office:meta>
</office:document-meta>
</file>